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able-cell-properties fo:background-color="#ffff00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7"/>
          <table:table-cell office:value-type="string" calcext:value-type="string">
            <text:p>1p/bur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rate packt</text:p>
          </table:table-cell>
          <table:table-cell office:value-type="string" calcext:value-type="string">
            <text:p>received pkt</text:p>
          </table:table-cell>
          <table:table-cell table:number-columns-repeated="4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formula="of:=SUM([.B3:.B43])" office:value-type="float" office:value="8130" calcext:value-type="float">
            <text:p>8130</text:p>
          </table:table-cell>
          <table:table-cell table:formula="of:=SUM([.C3:.C43])" office:value-type="float" office:value="8002" calcext:value-type="float">
            <text:p>8002</text:p>
          </table:table-cell>
          <table:table-cell table:formula="of:=[.E3]/[.D3]" office:value-type="float" office:value="0.984255842558425" calcext:value-type="float">
            <text:p>0.9842558426</text:p>
          </table:table-cell>
          <table:table-cell/>
          <table:table-cell table:number-columns-repeated="2" office:value-type="float" office:value="46" calcext:value-type="float">
            <text:p>46</text:p>
          </table:table-cell>
          <table:table-cell/>
          <table:table-cell table:formula="of:=SUM([.H3:.H44])" office:value-type="float" office:value="1842" calcext:value-type="float">
            <text:p>1842</text:p>
          </table:table-cell>
          <table:table-cell table:formula="of:=SUM([.I3:.I44])" office:value-type="float" office:value="1826" calcext:value-type="float">
            <text:p>1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2"/>
          <table:table-cell table:formula="of:=[.L3]/[.K3]" office:value-type="float" office:value="0.991313789359392" calcext:value-type="float">
            <text:p>0.9913137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205" calcext:value-type="float">
            <text:p>205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2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2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number-columns-repeated="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number-columns-repeated="2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180" calcext:value-type="float">
            <text:p>180</text:p>
          </table:table-cell>
          <table:table-cell table:number-columns-repeated="4"/>
          <table:table-cell table:number-columns-repeated="2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table:number-columns-repeated="4"/>
          <table:table-cell table:number-columns-repeated="2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number-columns-repeated="2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185" calcext:value-type="float">
            <text:p>18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41" calcext:value-type="float">
            <text:p>41</text:p>
          </table:table-cell>
          <table:table-cell/>
          <table:table-cell table:formula="of:=SUM([.H52:.H93])" office:value-type="float" office:value="1664" calcext:value-type="float">
            <text:p>1664</text:p>
          </table:table-cell>
          <table:table-cell table:formula="of:=SUM([.I52:.I93])" office:value-type="float" office:value="1636" calcext:value-type="float">
            <text:p>1636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Generate data record.</text:p>
          </table:table-cell>
          <table:table-cell table:number-columns-repeated="5"/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formula="of:=[.L52]/[.K52]" office:value-type="float" office:value="0.983173076923077" calcext:value-type="float">
            <text:p>0.983173076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5"/>
          <table:table-cell table:number-columns-repeated="2"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formula="of:=SUM([.L64:.L80])" office:value-type="float" office:value="163" calcext:value-type="float">
            <text:p>163</text:p>
          </table:table-cell>
          <table:table-cell table:formula="of:=SUM([.M64:.M80])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table:formula="of:=[.O64]/[.N64]" office:value-type="float" office:value="0.993865030674847" calcext:value-type="float">
            <text:p>0.9938650307</text:p>
          </table:table-cell>
          <table:table-cell table:number-columns-repeated="4"/>
        </table:table-row>
        <table:table-row table:style-name="ro1">
          <table:table-cell table:number-columns-repeated="7"/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2"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5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4"/>
          <table:table-cell office:value-type="string" calcext:value-type="string">
            <text:p>Generate data record.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1" calcext:value-type="float">
            <text:p>11</text:p>
          </table:table-cell>
          <table:table-cell table:formula="of:=SUM([.F111:.F125])" office:value-type="float" office:value="141" calcext:value-type="float">
            <text:p>141</text:p>
          </table:table-cell>
          <table:table-cell table:formula="of:=SUM([.G111:.G125])" office:value-type="float" office:value="134" calcext:value-type="float">
            <text:p>134</text:p>
          </table:table-cell>
          <table:table-cell/>
          <table:table-cell office:value-type="string" calcext:value-type="string">
            <text:p>65fbbc3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SUM([.M110:.M128])" office:value-type="float" office:value="248" calcext:value-type="float">
            <text:p>248</text:p>
          </table:table-cell>
          <table:table-cell table:formula="of:=SUM([.N110:.N128])" office:value-type="float" office:value="241" calcext:value-type="float">
            <text:p>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95f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9ac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75f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9a9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bb53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a5c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95e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abc0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8ab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65fc5c3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65fb5f0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65f9aa2a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65f6bb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65f9aa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5f9ab5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65f5be0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65fb5e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9"/>
          <table:table-cell office:value-type="float" office:value="1573994287.3395" calcext:value-type="float">
            <text:p>1573994287.3395</text:p>
          </table:table-cell>
          <table:table-cell office:value-type="string" calcext:value-type="string">
            <text:p>m3-70</text:p>
          </table:table-cell>
          <table:table-cell office:value-type="string" calcext:value-type="string">
            <text:p>Received data record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828" calcext:value-type="float">
            <text:p>1573994287.32828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3964" calcext:value-type="float">
            <text:p>1573994287.33964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I139:.I160])" office:value-type="float" office:value="203" calcext:value-type="float">
            <text:p>203</text:p>
          </table:table-cell>
          <table:table-cell table:formula="of:=SUM([.L139:.L160])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73994287.32844" calcext:value-type="float">
            <text:p>1573994287.32844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3978" calcext:value-type="float">
            <text:p>1573994287.33978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86" calcext:value-type="float">
            <text:p>1573994287.3286</text:p>
          </table:table-cell>
          <table:table-cell office:value-type="string" calcext:value-type="string">
            <text:p>m3-70</text:p>
          </table:table-cell>
          <table:table-cell office:value-type="float" office:value="11" calcext:value-type="float">
            <text:p>11</text:p>
          </table:table-cell>
          <table:table-cell office:value-type="float" office:value="1573994287.33993" calcext:value-type="float">
            <text:p>1573994287.33993</text:p>
          </table:table-cell>
          <table:table-cell office:value-type="string" calcext:value-type="string">
            <text:p>m3-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O139]/[.N139]" office:value-type="float" office:value="0.960591133004926" calcext:value-type="float">
            <text:p>0.96059113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73994287.32877" calcext:value-type="float">
            <text:p>1573994287.32877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007" calcext:value-type="float">
            <text:p>1573994287.34007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893" calcext:value-type="float">
            <text:p>1573994287.32893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021" calcext:value-type="float">
            <text:p>1573994287.34021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909" calcext:value-type="float">
            <text:p>1573994287.32909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036" calcext:value-type="float">
            <text:p>1573994287.34036</text:p>
          </table:table-cell>
          <table:table-cell office:value-type="string" calcext:value-type="string">
            <text:p>m3-7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926" calcext:value-type="float">
            <text:p>1573994287.32926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05" calcext:value-type="float">
            <text:p>1573994287.3405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942" calcext:value-type="float">
            <text:p>1573994287.32942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081" calcext:value-type="float">
            <text:p>1573994287.34081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958" calcext:value-type="float">
            <text:p>1573994287.32958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096" calcext:value-type="float">
            <text:p>1573994287.34096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975" calcext:value-type="float">
            <text:p>1573994287.32975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111" calcext:value-type="float">
            <text:p>1573994287.34111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2991" calcext:value-type="float">
            <text:p>1573994287.32991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125" calcext:value-type="float">
            <text:p>1573994287.34125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009" calcext:value-type="float">
            <text:p>1573994287.33009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139" calcext:value-type="float">
            <text:p>1573994287.34139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026" calcext:value-type="float">
            <text:p>1573994287.33026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154" calcext:value-type="float">
            <text:p>1573994287.34154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042" calcext:value-type="float">
            <text:p>1573994287.33042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168" calcext:value-type="float">
            <text:p>1573994287.34168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058" calcext:value-type="float">
            <text:p>1573994287.33058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182" calcext:value-type="float">
            <text:p>1573994287.34182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079" calcext:value-type="float">
            <text:p>1573994287.33079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198" calcext:value-type="float">
            <text:p>1573994287.34198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096" calcext:value-type="float">
            <text:p>1573994287.33096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office:value-type="float" office:value="1573994287.34213" calcext:value-type="float">
            <text:p>1573994287.34213</text:p>
          </table:table-cell>
          <table:table-cell office:value-type="string" calcext:value-type="string">
            <text:p>m3-7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115" calcext:value-type="float">
            <text:p>1573994287.33115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office:value-type="float" office:value="1573994287.34227" calcext:value-type="float">
            <text:p>1573994287.34227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132" calcext:value-type="float">
            <text:p>1573994287.33132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office:value-type="float" office:value="1573994287.34241" calcext:value-type="float">
            <text:p>1573994287.34241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148" calcext:value-type="float">
            <text:p>1573994287.33148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office:value-type="float" office:value="1573994287.34256" calcext:value-type="float">
            <text:p>1573994287.34256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164" calcext:value-type="float">
            <text:p>1573994287.33164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office:value-type="float" office:value="1573994287.3427" calcext:value-type="float">
            <text:p>1573994287.3427</text:p>
          </table:table-cell>
          <table:table-cell office:value-type="string" calcext:value-type="string">
            <text:p>m3-7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181" calcext:value-type="float">
            <text:p>1573994287.33181</text:p>
          </table:table-cell>
          <table:table-cell office:value-type="string" calcext:value-type="string">
            <text:p>m3-70</text:p>
          </table:table-cell>
          <table:table-cell office:value-type="float" office:value="8" calcext:value-type="float">
            <text:p>8</text:p>
          </table:table-cell>
          <table:table-cell office:value-type="float" office:value="1573994287.34284" calcext:value-type="float">
            <text:p>1573994287.34284</text:p>
          </table:table-cell>
          <table:table-cell office:value-type="string" calcext:value-type="string">
            <text:p>m3-7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197" calcext:value-type="float">
            <text:p>1573994287.33197</text:p>
          </table:table-cell>
          <table:table-cell office:value-type="string" calcext:value-type="string">
            <text:p>m3-70</text:p>
          </table:table-cell>
          <table:table-cell office:value-type="float" office:value="0" calcext:value-type="float">
            <text:p>0</text:p>
          </table:table-cell>
          <table:table-cell office:value-type="float" office:value="1573994287.34299" calcext:value-type="float">
            <text:p>1573994287.34299</text:p>
          </table:table-cell>
          <table:table-cell office:value-type="string" calcext:value-type="string">
            <text:p>m3-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214" calcext:value-type="float">
            <text:p>1573994287.33214</text:p>
          </table:table-cell>
          <table:table-cell office:value-type="string" calcext:value-type="string">
            <text:p>m3-70</text:p>
          </table:table-cell>
          <table:table-cell office:value-type="float" office:value="0" calcext:value-type="float">
            <text:p>0</text:p>
          </table:table-cell>
          <table:table-cell office:value-type="float" office:value="1573994287.34316" calcext:value-type="float">
            <text:p>1573994287.34316</text:p>
          </table:table-cell>
          <table:table-cell office:value-type="string" calcext:value-type="string">
            <text:p>m3-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573994287.3323" calcext:value-type="float">
            <text:p>1573994287.3323</text:p>
          </table:table-cell>
          <table:table-cell office:value-type="string" calcext:value-type="string">
            <text:p>m3-7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/>
          <table:table-cell office:value-type="string" calcext:value-type="string">
            <text:p>node is list is.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65f85b3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5:11:6b:10:65:fd:58: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65f9581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:11:6b:10:65:fd:59: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65f558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:11:6b:10:65:f8:5b: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c583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:11:6b:10:65:fa:54: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a582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5:11:6b:10:65:fa:55:0a 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75822</text:p>
          </table:table-cell>
          <table:table-cell office:value-type="string" calcext:value-type="string">
            <text:p>**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5:11:6b:10:65:f9:5b:02 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d583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:11:6b:10:65:f7:58:2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office:value-type="string" calcext:value-type="string">
            <text:p>65f95b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:11:6b:10:65:f8:5b:3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a540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:11:6b:10:65:f8:59:2a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3" office:value-type="float" office:value="10" calcext:value-type="float">
            <text:p>10</text:p>
          </table:table-cell>
          <table:table-cell/>
          <table:table-cell office:value-type="string" calcext:value-type="string">
            <text:p>65f85b06</text:p>
          </table:table-cell>
          <table:table-cell office:value-type="string" calcext:value-type="string">
            <text:p>××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15:11:6b:10:65:f9:5b: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a5b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5:11:6b:10:65:f9:58:1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/>
          <table:table-cell office:value-type="string" calcext:value-type="string">
            <text:p>65fa59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:11:6b:10:65:f8:54: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65f854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:11:6b:10:65:fa:58:2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65fb54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d59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5:11:6b:10:65:fb:54:0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a5a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a5b22</text:p>
          </table:table-cell>
          <table:table-cell office:value-type="string" calcext:value-type="string">
            <text:p>××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5:11:6b:10:65:fa:59: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a583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5:11:6b:10:65:fa:5b:3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a550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5:11:6b:10:65:f6:5f:0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95a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5:11:6b:10:65:fa:5a:2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65fd5902</text:p>
          </table:table-cell>
          <table:table-cell office:value-type="string" calcext:value-type="string">
            <text:p>**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5:11:6b:10:65:fc:59: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65f85a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/>
          <table:table-cell office:value-type="string" calcext:value-type="string">
            <text:p>65fc59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:11:6b:10:65:fa:58:3a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65f8592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65fd54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5:11:6b:10:65:f5:5b:32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**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5:11:6b:10:65:fa:59:2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**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5:11:6b:10:65:fc:59:3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string" calcext:value-type="string">
            <text:p>15:11:6b:10:65:fc:58:3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 style:data-style-name="N2" text:time-value="01:02:26.186059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1:13:38.537803756</meta:creation-date>
    <meta:editing-duration>PT2H16M53S</meta:editing-duration>
    <meta:editing-cycles>5</meta:editing-cycles>
    <meta:generator>LibreOffice/5.1.2.2$Linux_X86_64 LibreOffice_project/10m0$Build-2</meta:generator>
    <dc:date>2019-11-18T00:17:58.194628369</dc:date>
    <meta:document-statistic meta:table-count="1" meta:cell-count="882" meta:object-count="0"/>
  </office:meta>
</office:document-meta>
</file>